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ckness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Busbar</text:p>
          </table:table-cell>
          <table:table-cell office:value-type="float" office:value="3.125" calcext:value-type="float">
            <text:p>3.1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g 1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g 2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8 Washer</text:p>
          </table:table-cell>
          <table:table-cell office:value-type="float" office:value="1.6" calcext:value-type="float">
            <text:p>1.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8 Lock Washer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8 Nut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8])" office:value-type="float" office:value="17.225" calcext:value-type="float">
            <text:p>17.225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ck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5 Lock Washer</text:p>
          </table:table-cell>
          <table:table-cell office:value-type="float" office:value="0.7" calcext:value-type="float">
            <text:p>0.7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Washer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Pcb</text:p>
          </table:table-cell>
          <table:table-cell table:style-name="ce2" office:value-type="float" office:value="1.57" calcext:value-type="float">
            <text:p>1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bar</text:p>
          </table:table-cell>
          <table:table-cell office:value-type="float" office:value="3.125" calcext:value-type="float">
            <text:p>3.1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mp 1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mp 2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5 Nut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14:.B21])" office:value-type="float" office:value="11.995" calcext:value-type="float">
            <text:p>11.995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 style:data-style-name="N2" text:time-value="16:27:03.160012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6:06:01.393770744</meta:creation-date>
    <dc:date>2023-07-27T16:58:26.196655878</dc:date>
    <meta:editing-duration>PT42M21S</meta:editing-duration>
    <meta:editing-cycles>3</meta:editing-cycles>
    <meta:generator>LibreOffice/7.5.4.2$Linux_X86_64 LibreOffice_project/50$Build-2</meta:generator>
    <meta:document-statistic meta:table-count="1" meta:cell-count="34" meta:object-count="0"/>
  </office:meta>
</office:document-meta>
</file>